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199cm" fo:margin-right="0.199cm" fo:margin-top="0.199cm" fo:margin-bottom="0.199cm" loext:contextual-spacing="false" fo:text-align="start" style:justify-single-word="false" fo:text-indent="0cm" style:auto-text-indent="false"/>
      <style:text-properties fo:font-variant="normal" fo:text-transform="none" fo:color="#5e5737" style:font-name="Verdana" fo:font-size="5.65000009536743pt" fo:letter-spacing="normal" fo:font-style="normal" fo:font-weight="normal"/>
    </style:style>
    <style:style style:name="P2" style:family="paragraph" style:parent-style-name="Text_20_body">
      <style:paragraph-properties fo:margin-left="0.199cm" fo:margin-right="0.199cm" fo:margin-top="0.199cm" fo:margin-bottom="0.199cm" loext:contextual-spacing="false" fo:text-align="start" style:justify-single-word="false" fo:text-indent="0cm" style:auto-text-indent="false"/>
    </style:style>
    <style:style style:name="P3" style:family="paragraph" style:parent-style-name="Text_20_body">
      <style:paragraph-properties fo:margin-left="0.199cm" fo:margin-right="0.199cm" fo:margin-top="0.199cm" fo:margin-bottom="0.199cm" loext:contextual-spacing="false" fo:text-align="start" style:justify-single-word="false" fo:text-indent="0cm" style:auto-text-indent="false"/>
      <style:text-properties fo:font-variant="normal" fo:text-transform="none" fo:color="#5e5737" style:font-name="Verdana" fo:font-size="5.65000009536743pt" fo:letter-spacing="normal" fo:font-style="normal" fo:font-weight="normal"/>
    </style:style>
    <style:style style:name="T1" style:family="text">
      <style:text-properties fo:font-variant="normal" fo:text-transform="none" fo:color="#5e5737" style:font-name="Verdana" fo:font-size="5.65000009536743pt" fo:letter-spacing="normal" fo:font-style="normal"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 quibusdam, quos audio sapientes habitos in graecia, placuisse opinor mirabilia quaedam (sed nihil est quod illi non persequantur argutiis): partim fugiendas esse nimias amicitias, ne necesse sit unum sollicitum esse pro pluribus; satis superque esse sibi suarum cuique rerum, alienis nimis implicari molestum esse; commodissimum esse quam laxissimas habenas habere amicitiae, quas vel adducas, cum velis, vel remittas; caput enim esse ad beate vivendum securitatem, qua frui non possit animus, si tamquam parturiat unus pro pluribus.</text:p>
      <text:p text:style-name="P1">nec sane haec sola pernicies orientem diversis cladibus adfligebat. namque et isauri, quibus est usitatum saepe pacari saepeque inopinis excursibus cuncta miscere, ex latrociniis occultis et raris, alente inpunitate adulescentem in peius audaciam ad bella gravia proruperunt, diu quidem perduelles spiritus inrequietis motibus erigentes, hac tamen indignitate perciti vehementer, ut iactitabant, quod eorum capiti quidam consortes apud iconium pisidiae oppidum in amphitheatrali spectaculo feris praedatricibus obiecti sunt praeter morem.</text:p>
      <text:p text:style-name="P1">illud tamen te esse admonitum volo, primum ut qualis es talem te esse omnes existiment ut, quantum a rerum turpitudine abes, tantum te a verborum libertate seiungas; deinde ut ea in alterum ne dicas, quae cum tibi falso responsa sint, erubescas. quis est enim, cui via ista non pateat, qui isti aetati atque etiam isti dignitati non possit quam velit petulanter, etiamsi sine ulla suspicione, at non sine argumento male dicere? sed istarum partium culpa est eorum, qui te agere voluerunt; laus pudoris tui, quod ea te invitum dicere videbamus, ingenii, quod ornate politeque dixisti.</text:p>
      <text:p text:style-name="P1">post haec gallus hierapolim profecturus ut expeditioni specie tenus adesset, antiochensi plebi suppliciter obsecranti ut inediae dispelleret metum, quae per multas difficilisque causas adfore iam sperabatur, non ut mos est principibus, quorum diffusa potestas localibus subinde medetur aerumnis, disponi quicquam statuit vel ex provinciis alimenta transferri conterminis, sed consularem syriae theophilum prope adstantem ultima metuenti multitudini dedit id adsidue replicando quod invito rectore nullus egere poterit victu.</text:p>
      <text:p text:style-name="P1">apud has gentes, quarum exordiens initium ab assyriis ad nili cataractas porrigitur et confinia blemmyarum, omnes pari sorte sunt bellatores seminudi coloratis sagulis pube tenus amicti, equorum adiumento pernicium graciliumque camelorum per diversa se raptantes, in tranquillis vel turbidis rebus: nec eorum quisquam aliquando stivam adprehendit vel arborem colit aut arva subigendo quaeritat victum, sed errant semper per spatia longe lateque distenta sine lare sine sedibus fixis aut legibus: nec idem perferunt diutius caelum aut tractus unius soli illis umquam placet.</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novo denique perniciosoque exemplo idem gallus ausus est inire flagitium grave, quod romae cum ultimo dedecore temptasse aliquando dicitur gallienus, et adhibitis paucis clam ferro succinctis vesperi per tabernas palabatur et conpita quaeritando graeco sermone, cuius erat inpendio gnarus, quid de caesare quisque sentiret. et haec confidenter agebat in urbe ubi pernoctantium luminum claritudo dierum solet imitari fulgorem. postremo agnitus saepe iamque, si prodisset, conspicuum se fore contemplans, non nisi luce palam egrediens ad agenda quae putabat seria cernebatur. et haec quidem medullitus multis gementibus agebantur.</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1">inter has ruinarum varietates a nisibi quam tuebatur accitus vrsicinus, cui nos obsecuturos iunxerat imperiale praeceptum, dispicere litis exitialis certamina cogebatur abnuens et reclamans, adulatorum oblatrantibus turmis, bellicosus sane milesque semper et militum ductor sed forensibus iurgiis longe discretus, qui metu sui discriminis anxius cum accusatores quaesitoresque subditivos sibi consociatos ex isdem foveis cerneret emergentes, quae clam palamve agitabantur, occultis constantium litteris edocebat inplorans subsidia, quorum metu tumor notissimus caesaris exhalaret.</text:p>
      <text:p text:style-name="P1">per hoc minui studium suum existimans paulus, ut erat in conplicandis negotiis artifex dirus, unde ei catenae inditum est cognomentum, vicarium ipsum eos quibus praeerat adhuc defensantem ad sortem periculorum communium traxit. et instabat ut eum quoque cum tribunis et aliis pluribus ad comitatum imperatoris vinctum perduceret: quo percitus ille exitio urgente abrupto ferro eundem adoritur paulum. et quia languente dextera, letaliter ferire non potuit, iam districtum mucronem in proprium latus inpegit. hocque deformi genere mortis excessit e vita iustissimus rector ausus miserabiles casus levare multorum.</text:p>
      <text:p text:style-name="P1">post emensos insuperabilis expeditionis eventus languentibus partium animis, quas periculorum varietas fregerat et laborum, nondum tubarum cessante clangore vel milite locato per stationes hibernas, fortunae saevientis procellae tempestates alias rebus infudere communibus per multa illa et dira facinora caesaris galli, qui ex squalore imo miseriarum in aetatis adultae primitiis ad principale culmen insperato saltu provectus ultra terminos potestatis delatae procurrens asperitate nimia cuncta foedabat. propinquitate enim regiae stirpis gentilitateque etiam tum constantini nominis efferebatur in fastus, si plus valuisset, ausurus hostilia in auctorem suae felicitatis, ut videbatur.</text:p>
      <text:p text:style-name="P1">etenim si attendere diligenter, existimare vere de omni hac causa volueritis, sic constituetis, iudices, nec descensurum quemquam ad hanc accusationem fuisse, cui, utrum vellet, liceret, nec, cum descendisset, quicquam habiturum spei fuisse, nisi alicuius intolerabili libidine et nimis acerbo odio niteretur. sed ego atratino, humanissimo atque optimo adulescenti meo necessario, ignosco, qui habet excusationem vel pietatis vel necessitatis vel aetatis. si voluit accusare, pietati tribuo, si iussus est, necessitati, si speravit aliquid, pueritiae. ceteris non modo nihil ignoscendum, sed etiam acriter est resistendum.</text:p>
      <text:p text:style-name="P1">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conspiratione concordi, ut fingerent quaedam et cognita duplicarent in peius, laudes vero supprimerent caesaris, quas invitis conpluribus formido malorum inpendentium exprimebat.</text:p>
      <text:p text:style-name="P1">cumque pertinacius ut legum gnarus accusatorem flagitaret atque sollemnia, doctus id caesar libertatemque superbiam ratus tamquam obtrectatorem audacem excarnificari praecepit, qui ita evisceratus ut cruciatibus membra deessent, inplorans caelo iustitiam, torvum renidens fundato pectore mansit inmobilis nec se incusare nec quemquam alium passus et tandem nec confessus nec confutatus cum abiecto consorte poenali est morte multatus. et ducebatur intrepidus temporum iniquitati insultans, imitatus zenonem illum veterem stoicum qui ut mentiretur quaedam laceratus diutius, avulsam sedibus linguam suam cum cruento sputamine in oculos interrogantis cyprii regis inpegit.</text:p>
      <text:p text:style-name="P1">nihil est enim virtute amabilius, nihil quod magis adliciat ad diligendum, quippe cum propter virtutem et probitatem etiam eos, quos numquam vidimus, quodam modo diligamus. quis est qui c. fabrici, m'. curi non cum caritate aliqua benevola memoriam usurpet, quos numquam viderit? quis autem est, qui tarquinium superbum, qui sp. cassium, sp. maelium non oderit? cum duobus ducibus de imperio in italia est decertatum, pyrrho et hannibale; ab altero propter probitatem eius non nimis alienos animos habemus, alterum propter crudelitatem semper haec civitas oderit.</text:p>
      <text:p text:style-name="P2"><text:span text:style-name="T1">ut enim quisque sibi plurimum confidit et ut quisque maxime virtute et sapientia sic munitus est, ut nullo egeat suaque omnia in se ipso posita iudicet, ita in amicitiis expetendis colendisque maxime excellit. quid enim? africanus indigens mei? minime hercule! ac ne ego quidem illius; sed ego admiratione quadam virtut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Verdana" svg:font-family="Verdana, Arial, Helvetica,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13:17:00.056416568</meta:creation-date>
    <dc:date>2019-07-05T11:34:09.998991374</dc:date>
    <meta:editing-duration>PT2M56S</meta:editing-duration>
    <meta:editing-cycles>3</meta:editing-cycles>
    <meta:generator>LibreOffice/6.2.4.2$MacOSX_X86_64 LibreOffice_project/2412653d852ce75f65fbfa83fb7e7b669a126d64</meta:generator>
    <meta:document-statistic meta:table-count="0" meta:image-count="0" meta:object-count="0" meta:page-count="1" meta:paragraph-count="17" meta:word-count="1330" meta:character-count="9694" meta:non-whitespace-character-count="8381"/>
  </office:meta>
</office:document-meta>
</file>